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4.651cm" fo:margin-left="1.446cm" fo:margin-top="0cm" fo:margin-bottom="0cm" fo:break-before="auto" fo:break-after="auto" table:align="left"/>
    </style:style>
    <style:style style:name="Table2.A" style:family="table-column">
      <style:table-column-properties style:column-width="14.6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" style:family="table">
      <style:table-properties style:width="14.651cm" fo:margin-left="1.446cm" fo:margin-top="0cm" fo:margin-bottom="0cm" table:align="left"/>
    </style:style>
    <style:style style:name="Table3.A" style:family="table-column">
      <style:table-column-properties style:column-width="14.6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 style:master-page-name="">
      <style:table-properties style:width="14.651cm" fo:margin-left="1.446cm" fo:margin-top="0cm" fo:margin-bottom="0cm" style:page-number="auto" table:align="left"/>
    </style:style>
    <style:style style:name="Table4.A" style:family="table-column">
      <style:table-column-properties style:column-width="14.6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4.651cm" fo:margin-left="1.446cm" fo:margin-top="0cm" fo:margin-bottom="0cm" table:align="left"/>
    </style:style>
    <style:style style:name="Table5.A" style:family="table-column">
      <style:table-column-properties style:column-width="14.6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es" fo:country="ES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language="es" fo:country="ES" style:font-name-asian="Consolas2" style:font-name-complex="Consolas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language="es" fo:country="ES" fo:font-weight="bold" style:font-name-asian="Consolas2" style:font-weight-asian="bold" style:font-name-complex="Consolas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language="es" fo:country="ES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s" fo:country="ES"/>
    </style:style>
    <style:style style:name="P6" style:family="paragraph" style:parent-style-name="Standard">
      <style:paragraph-properties fo:margin-left="0cm" fo:margin-right="0cm" fo:line-height="100%" fo:orphans="0" fo:widows="0" fo:text-indent="0cm" style:auto-text-indent="false"/>
      <style:text-properties fo:language="es" fo:country="ES"/>
    </style:style>
    <style:style style:name="P7" style:family="paragraph" style:parent-style-name="Standard">
      <style:paragraph-properties fo:margin-left="0cm" fo:margin-right="0cm" fo:orphans="0" fo:widows="0" fo:text-indent="0cm" style:auto-text-indent="false"/>
      <style:text-properties fo:language="es" fo:country="ES" fo:font-weight="bold" style:font-weight-asian="bold"/>
    </style:style>
    <style:style style:name="P8" style:family="paragraph" style:parent-style-name="Standard">
      <style:paragraph-properties fo:margin-left="0cm" fo:margin-right="0cm" fo:orphans="0" fo:widows="0" fo:text-indent="0cm" style:auto-text-indent="false"/>
      <style:text-properties fo:language="es" fo:country="ES" fo:font-weight="bold" officeooo:paragraph-rsid="000c19ea" style:font-weight-asian="bold"/>
    </style:style>
    <style:style style:name="P9" style:family="paragraph" style:parent-style-name="Standard">
      <style:paragraph-properties fo:margin-left="0cm" fo:margin-right="0cm" fo:orphans="0" fo:widows="0" fo:text-indent="0cm" style:auto-text-indent="false"/>
      <style:text-properties style:font-name="Consolas" fo:language="es" fo:country="ES" fo:font-weight="bold" style:font-name-asian="Consolas2" style:font-weight-asian="bold" style:font-name-complex="Consolas2"/>
    </style:style>
    <style:style style:name="P10" style:family="paragraph" style:parent-style-name="Standard">
      <style:paragraph-properties fo:margin-left="0cm" fo:margin-right="0cm" fo:orphans="0" fo:widows="0" fo:text-indent="0cm" style:auto-text-indent="false"/>
      <style:text-properties style:font-name="Consolas" fo:language="es" fo:country="ES" style:font-name-asian="Consolas2" style:font-name-complex="Consolas2"/>
    </style:style>
    <style:style style:name="P11" style:family="paragraph" style:parent-style-name="Standard">
      <style:text-properties fo:language="es" fo:country="ES"/>
    </style:style>
    <style:style style:name="P12" style:family="paragraph" style:parent-style-name="Standard">
      <style:text-properties fo:language="es" fo:country="ES" fo:font-weight="bold" style:font-weight-asian="bold"/>
    </style:style>
    <style:style style:name="P13" style:family="paragraph" style:parent-style-name="Standard">
      <style:text-properties fo:language="es" fo:country="ES" officeooo:rsid="00193937" officeooo:paragraph-rsid="00193937"/>
    </style:style>
    <style:style style:name="P14" style:family="paragraph" style:parent-style-name="Standard">
      <style:paragraph-properties fo:line-height="115%"/>
      <style:text-properties fo:language="es" fo:country="ES"/>
    </style:style>
    <style:style style:name="P15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language="es" fo:country="ES"/>
    </style:style>
    <style:style style:name="P16" style:family="paragraph" style:parent-style-name="Standard">
      <loext:graphic-properties draw:fill="none"/>
      <style:paragraph-properties fo:margin-left="1.501cm" fo:margin-right="0cm" fo:line-height="115%" fo:orphans="0" fo:widows="0" fo:text-indent="0cm" style:auto-text-indent="false" fo:background-color="transparent"/>
      <style:text-properties style:font-name="Consolas" fo:language="es" fo:country="ES" fo:font-weight="normal" officeooo:rsid="000c19ea" officeooo:paragraph-rsid="000c19ea" style:font-name-asian="Consolas2" style:font-weight-asian="normal" style:font-name-complex="Consolas2" style:font-weight-complex="normal"/>
    </style:style>
    <style:style style:name="P17" style:family="paragraph" style:parent-style-name="Standard">
      <loext:graphic-properties draw:fill="none"/>
      <style:paragraph-properties fo:margin-left="1.501cm" fo:margin-right="0cm" fo:line-height="115%" fo:orphans="0" fo:widows="0" fo:text-indent="0cm" style:auto-text-indent="false" fo:background-color="transparent"/>
      <style:text-properties style:font-name="Consolas" fo:language="es" fo:country="ES" fo:font-weight="normal" officeooo:rsid="000ec304" officeooo:paragraph-rsid="000ec304" style:font-name-asian="Consolas2" style:font-weight-asian="normal" style:font-name-complex="Consolas2" style:font-weight-complex="normal"/>
    </style:style>
    <style:style style:name="P18" style:family="paragraph" style:parent-style-name="Standard">
      <loext:graphic-properties draw:fill="none"/>
      <style:paragraph-properties fo:margin-left="1.501cm" fo:margin-right="0cm" fo:line-height="115%" fo:orphans="0" fo:widows="0" fo:text-indent="0cm" style:auto-text-indent="false" fo:background-color="transparent"/>
      <style:text-properties fo:language="es" fo:country="ES" officeooo:paragraph-rsid="000c19ea"/>
    </style:style>
    <style:style style:name="P19" style:family="paragraph" style:parent-style-name="Standard">
      <loext:graphic-properties draw:fill="none"/>
      <style:paragraph-properties fo:margin-left="2cm" fo:margin-right="0cm" fo:line-height="115%" fo:orphans="0" fo:widows="0" fo:text-indent="-0.499cm" style:auto-text-indent="false" fo:background-color="transparent"/>
      <style:text-properties style:font-name="Consolas" fo:language="es" fo:country="ES" fo:font-weight="normal" officeooo:paragraph-rsid="00089e3e" style:font-name-asian="Consolas2" style:font-weight-asian="normal" style:font-name-complex="Consolas2" style:font-weight-complex="normal"/>
    </style:style>
    <style:style style:name="P20" style:family="paragraph" style:parent-style-name="Standard">
      <loext:graphic-properties draw:fill="none"/>
      <style:paragraph-properties fo:margin-left="2cm" fo:margin-right="0cm" fo:line-height="115%" fo:orphans="0" fo:widows="0" fo:text-indent="-0.499cm" style:auto-text-indent="false" fo:background-color="transparent"/>
      <style:text-properties style:font-name="Consolas" fo:language="es" fo:country="ES" fo:font-weight="normal" officeooo:paragraph-rsid="0011d899" style:font-name-asian="Consolas2" style:font-weight-asian="normal" style:font-name-complex="Consolas2" style:font-weight-complex="normal"/>
    </style:style>
    <style:style style:name="P21" style:family="paragraph" style:parent-style-name="Standard">
      <loext:graphic-properties draw:fill="none"/>
      <style:paragraph-properties fo:margin-left="2cm" fo:margin-right="0cm" fo:line-height="115%" fo:orphans="0" fo:widows="0" fo:text-indent="-0.499cm" style:auto-text-indent="false" fo:background-color="transparent"/>
      <style:text-properties style:font-name="Consolas" fo:language="es" fo:country="ES" fo:font-weight="normal" officeooo:rsid="000ec304" officeooo:paragraph-rsid="000ec304" style:font-name-asian="Consolas2" style:font-weight-asian="normal" style:font-name-complex="Consolas2" style:font-weight-complex="normal"/>
    </style:style>
    <style:style style:name="P22" style:family="paragraph" style:parent-style-name="Standard">
      <loext:graphic-properties draw:fill="none"/>
      <style:paragraph-properties fo:margin-left="2cm" fo:margin-right="0cm" fo:line-height="115%" fo:orphans="0" fo:widows="0" fo:text-indent="-0.499cm" style:auto-text-indent="false" fo:background-color="transparent"/>
      <style:text-properties fo:language="es" fo:country="ES" officeooo:paragraph-rsid="00089e3e"/>
    </style:style>
    <style:style style:name="P23" style:family="paragraph" style:parent-style-name="Standard">
      <loext:graphic-properties draw:fill="none"/>
      <style:paragraph-properties fo:margin-left="2cm" fo:margin-right="0cm" fo:line-height="115%" fo:orphans="0" fo:widows="0" fo:text-indent="-0.499cm" style:auto-text-indent="false" fo:background-color="transparent"/>
      <style:text-properties fo:language="es" fo:country="ES" officeooo:paragraph-rsid="0012d12f"/>
    </style:style>
    <style:style style:name="P24" style:family="paragraph" style:parent-style-name="Standard">
      <loext:graphic-properties draw:fill="none"/>
      <style:paragraph-properties fo:margin-left="2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2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officeooo:paragraph-rsid="0012d12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3.401cm" fo:margin-right="0cm" fo:line-height="115%" fo:orphans="0" fo:widows="0" fo:text-indent="-0.499cm" style:auto-text-indent="false" fo:background-color="transparent"/>
      <style:text-properties style:font-name="Consolas" fo:language="es" fo:country="ES" fo:font-weight="normal" officeooo:paragraph-rsid="00089e3e" style:font-name-asian="Consolas2" style:font-weight-asian="normal" style:font-name-complex="Consolas2" style:font-weight-complex="normal"/>
    </style:style>
    <style:style style:name="P27" style:family="paragraph" style:parent-style-name="Standard">
      <loext:graphic-properties draw:fill="none"/>
      <style:paragraph-properties fo:margin-left="2.499cm" fo:margin-right="0cm" fo:line-height="115%" fo:orphans="0" fo:widows="0" fo:text-indent="0cm" style:auto-text-indent="false" fo:background-color="transparent"/>
      <style:text-properties style:font-name="Consolas" fo:language="es" fo:country="ES" fo:font-weight="normal" officeooo:rsid="000ec304" officeooo:paragraph-rsid="000ec304" style:font-name-asian="Consolas2" style:font-weight-asian="normal" style:font-name-complex="Consolas2" style:font-weight-complex="normal"/>
    </style:style>
    <style:style style:name="P28" style:family="paragraph" style:parent-style-name="Standard">
      <loext:graphic-properties draw:fill="none"/>
      <style:paragraph-properties fo:margin-left="2.499cm" fo:margin-right="0cm" fo:line-height="115%" fo:orphans="0" fo:widows="0" fo:text-indent="0cm" style:auto-text-indent="false" fo:background-color="transparent"/>
      <style:text-properties style:font-name="Consolas" fo:language="es" fo:country="ES" fo:font-weight="normal" officeooo:rsid="000c19ea" officeooo:paragraph-rsid="000c19ea" style:font-name-asian="Consolas2" style:font-weight-asian="normal" style:font-name-complex="Consolas2" style:font-weight-complex="normal"/>
    </style:style>
    <style:style style:name="P29" style:family="paragraph" style:parent-style-name="Standard">
      <loext:graphic-properties draw:fill="none"/>
      <style:paragraph-properties fo:margin-left="1.499cm" fo:margin-right="0cm" fo:line-height="115%" fo:orphans="0" fo:widows="0" fo:text-indent="0cm" style:auto-text-indent="false" fo:background-color="transparent"/>
      <style:text-properties style:font-name="Consolas" fo:language="es" fo:country="ES" fo:font-weight="normal" officeooo:rsid="000ec304" officeooo:paragraph-rsid="0011d899" style:font-name-asian="Consolas2" style:font-weight-asian="normal" style:font-name-complex="Consolas2" style:font-weight-complex="normal"/>
    </style:style>
    <style:style style:name="P30" style:family="paragraph" style:parent-style-name="Standard">
      <loext:graphic-properties draw:fill="none"/>
      <style:paragraph-properties fo:margin-left="2.9cm" fo:margin-right="0cm" fo:line-height="115%" fo:orphans="0" fo:widows="0" fo:text-indent="-0.4cm" style:auto-text-indent="false" fo:background-color="transparent"/>
      <style:text-properties style:font-name="Consolas" fo:language="es" fo:country="ES" fo:font-weight="normal" officeooo:rsid="000ec304" officeooo:paragraph-rsid="0011d899" style:font-name-asian="Consolas2" style:font-weight-asian="normal" style:font-name-complex="Consolas2" style:font-weight-complex="normal"/>
    </style:style>
    <style:style style:name="P31" style:family="paragraph" style:parent-style-name="Standard">
      <loext:graphic-properties draw:fill="none"/>
      <style:paragraph-properties fo:margin-left="3.9cm" fo:margin-right="0cm" fo:line-height="115%" fo:orphans="0" fo:widows="0" fo:text-indent="-0.4cm" style:auto-text-indent="false" fo:background-color="transparent"/>
      <style:text-properties style:font-name="Consolas" fo:language="es" fo:country="ES" fo:font-weight="normal" officeooo:rsid="000ec304" officeooo:paragraph-rsid="0011d899" style:font-name-asian="Consolas2" style:font-weight-asian="normal" style:font-name-complex="Consolas2" style:font-weight-complex="normal"/>
    </style:style>
    <style:style style:name="P32" style:family="paragraph" style:parent-style-name="Standard">
      <loext:graphic-properties draw:fill="none"/>
      <style:paragraph-properties fo:margin-left="3.9cm" fo:margin-right="0cm" fo:line-height="115%" fo:orphans="0" fo:widows="0" fo:text-indent="-0.4cm" style:auto-text-indent="false" fo:background-color="transparent"/>
      <style:text-properties style:font-name="Consolas" fo:language="es" fo:country="ES" fo:font-weight="normal" officeooo:rsid="000ec304" officeooo:paragraph-rsid="000ec304" style:font-name-asian="Consolas2" style:font-weight-asian="normal" style:font-name-complex="Consolas2" style:font-weight-complex="normal"/>
    </style:style>
    <style:style style:name="P33" style:family="paragraph" style:parent-style-name="Standard">
      <loext:graphic-properties draw:fill="none"/>
      <style:paragraph-properties fo:margin-left="1.499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officeooo:paragraph-rsid="00121a2e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1.499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1.499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officeooo:paragraph-rsid="0012d12f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2.499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2.499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officeooo:paragraph-rsid="0012d12f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3.5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officeooo:paragraph-rsid="0012d12f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3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officeooo:paragraph-rsid="0013a480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3cm" fo:margin-right="0cm" fo:line-height="115%" fo:orphans="0" fo:widows="0" fo:text-indent="-0.499cm" style:auto-text-indent="false" fo:background-color="transparent">
        <style:tab-stops>
          <style:tab-stop style:position="2.99cm"/>
        </style:tab-stops>
      </style:paragraph-properties>
      <style:text-properties style:font-name="Consolas1" fo:language="es" fo:country="ES" fo:font-weight="normal" style:font-weight-asian="normal" style:font-weight-complex="normal"/>
    </style:style>
    <style:style style:name="P41" style:family="paragraph" style:parent-style-name="Standard">
      <style:paragraph-properties fo:margin-left="0cm" fo:margin-right="0cm" fo:orphans="0" fo:widows="0" fo:text-indent="1.27cm" style:auto-text-indent="false"/>
      <style:text-properties style:font-name="Consolas" fo:language="es" fo:country="ES" style:font-name-asian="Consolas2" style:font-name-complex="Consolas2"/>
    </style:style>
    <style:style style:name="P42" style:family="paragraph" style:parent-style-name="Standard">
      <style:paragraph-properties fo:margin-left="1.27cm" fo:margin-right="0cm" fo:orphans="0" fo:widows="0" fo:text-indent="2.54cm" style:auto-text-indent="false"/>
      <style:text-properties style:font-name="Consolas" fo:language="es" fo:country="ES" style:font-name-asian="Consolas2" style:font-name-complex="Consolas2"/>
    </style:style>
    <style:style style:name="P43" style:family="paragraph" style:parent-style-name="Standard">
      <loext:graphic-properties draw:fill="none"/>
      <style:paragraph-properties fo:margin-left="0cm" fo:margin-right="0cm" fo:line-height="115%" fo:orphans="0" fo:widows="0" fo:text-indent="1.499cm" style:auto-text-indent="false" fo:background-color="transparent"/>
      <style:text-properties style:font-name="Consolas" fo:language="es" fo:country="ES" fo:font-weight="normal" officeooo:paragraph-rsid="00089e3e" style:font-name-asian="Consolas2" style:font-weight-asian="normal" style:font-name-complex="Consolas2" style:font-weight-complex="normal"/>
    </style:style>
    <style:style style:name="P44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language="es" fo:country="ES"/>
    </style:style>
    <style:style style:name="P45" style:family="paragraph" style:parent-style-name="Standard">
      <style:paragraph-properties fo:margin-left="1.27cm" fo:margin-right="0cm" fo:text-indent="1.27cm" style:auto-text-indent="false"/>
      <style:text-properties fo:language="es" fo:country="ES"/>
    </style:style>
    <style:style style:name="P46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language="es" fo:country="ES" fo:font-weight="bold" style:font-weight-asian="bold"/>
    </style:style>
    <style:style style:name="P47" style:family="paragraph" style:parent-style-name="Standard" style:list-style-name="WWNum1">
      <style:text-properties fo:language="es" fo:country="ES"/>
    </style:style>
    <style:style style:name="P48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language="es" fo:country="ES"/>
    </style:style>
    <style:style style:name="P49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orphans="2" fo:widows="2" fo:text-indent="-0.635cm" style:auto-text-indent="false" fo:padding="0cm" fo:border="none"/>
      <style:text-properties fo:language="es" fo:country="ES"/>
    </style:style>
    <style:style style:name="P50" style:family="paragraph" style:parent-style-name="Standard">
      <loext:graphic-properties draw:fill="none"/>
      <style:paragraph-properties fo:margin-left="2cm" fo:margin-right="0cm" fo:line-height="115%" fo:orphans="0" fo:widows="0" fo:text-indent="1cm" style:auto-text-indent="false" fo:background-color="transparent"/>
      <style:text-properties style:font-name="Consolas" fo:language="es" fo:country="ES" fo:font-weight="normal" officeooo:rsid="000b849b" officeooo:paragraph-rsid="0011d899" style:font-name-asian="Consolas2" style:font-weight-asian="normal" style:font-name-complex="Consolas2" style:font-weight-complex="normal"/>
    </style:style>
    <style:style style:name="P51" style:family="paragraph" style:parent-style-name="Standard">
      <loext:graphic-properties draw:fill="none"/>
      <style:paragraph-properties fo:margin-left="2cm" fo:margin-right="0cm" fo:line-height="115%" fo:orphans="0" fo:widows="0" fo:text-indent="-0.499cm" style:auto-text-indent="false" fo:background-color="transparent"/>
      <style:text-properties style:font-name="Consolas" fo:language="es" fo:country="ES" fo:font-weight="normal" officeooo:rsid="000b849b" officeooo:paragraph-rsid="0011d899" style:font-name-asian="Consolas2" style:font-weight-asian="normal" style:font-name-complex="Consolas2" style:font-weight-complex="normal"/>
    </style:style>
    <style:style style:name="P52" style:family="paragraph" style:parent-style-name="Standard">
      <loext:graphic-properties draw:fill="none"/>
      <style:paragraph-properties fo:margin-left="2.499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officeooo:rsid="00173d07" officeooo:paragraph-rsid="0012d12f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1.499cm" fo:margin-right="0cm" fo:line-height="115%" fo:orphans="0" fo:widows="0" fo:text-indent="-0.499cm" style:auto-text-indent="false" fo:background-color="transparent"/>
      <style:text-properties style:font-name="Consolas1" fo:language="es" fo:country="ES" fo:font-weight="normal" officeooo:rsid="00173d07" officeooo:paragraph-rsid="0012d12f" style:font-weight-asian="normal" style:font-weight-complex="normal"/>
    </style:style>
    <style:style style:name="P54" style:family="paragraph" style:parent-style-name="Standard" style:list-style-name="WWNum1">
      <style:paragraph-properties fo:break-before="page"/>
      <style:text-properties fo:language="es" fo:country="ES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nsolas" fo:font-weight="bold" style:font-name-asian="Consolas2" style:font-weight-asian="bold" style:font-name-complex="Consolas2"/>
    </style:style>
    <style:style style:name="T3" style:family="text">
      <style:text-properties style:font-name="Consolas" style:font-name-asian="Consolas2" style:font-name-complex="Consolas2"/>
    </style:style>
    <style:style style:name="T4" style:family="text">
      <style:text-properties style:font-name="Consolas" fo:font-weight="normal" style:font-name-asian="Consolas2" style:font-weight-asian="normal" style:font-name-complex="Consolas2" style:font-weight-complex="normal"/>
    </style:style>
    <style:style style:name="T5" style:family="text">
      <style:text-properties style:font-name="Consolas" fo:font-weight="normal" officeooo:rsid="000b849b" style:font-name-asian="Consolas2" style:font-weight-asian="normal" style:font-name-complex="Consolas2" style:font-weight-complex="normal"/>
    </style:style>
    <style:style style:name="T6" style:family="text">
      <style:text-properties officeooo:rsid="00089e3e"/>
    </style:style>
    <style:style style:name="T7" style:family="text">
      <style:text-properties officeooo:rsid="000b849b"/>
    </style:style>
    <style:style style:name="T8" style:family="text">
      <style:text-properties officeooo:rsid="000c19ea"/>
    </style:style>
    <style:style style:name="T9" style:family="text">
      <style:text-properties officeooo:rsid="000dd2c1"/>
    </style:style>
    <style:style style:name="T10" style:family="text">
      <style:text-properties officeooo:rsid="000ec304"/>
    </style:style>
    <style:style style:name="T11" style:family="text">
      <style:text-properties officeooo:rsid="0011d899"/>
    </style:style>
    <style:style style:name="T12" style:family="text">
      <style:text-properties officeooo:rsid="00121a2e"/>
    </style:style>
    <style:style style:name="T13" style:family="text">
      <style:text-properties officeooo:rsid="0012d12f"/>
    </style:style>
    <style:style style:name="T14" style:family="text">
      <style:text-properties officeooo:rsid="0013a480"/>
    </style:style>
    <style:style style:name="T15" style:family="text">
      <style:text-properties officeooo:rsid="001542d9"/>
    </style:style>
    <style:style style:name="T16" style:family="text">
      <style:text-properties officeooo:rsid="00154795"/>
    </style:style>
    <style:style style:name="T17" style:family="text">
      <style:text-properties officeooo:rsid="00164f71"/>
    </style:style>
    <style:style style:name="T18" style:family="text">
      <style:text-properties style:font-name="Consolas1" fo:font-weight="normal" officeooo:rsid="00164f71" style:font-weight-asian="normal" style:font-weight-complex="normal"/>
    </style:style>
    <style:style style:name="T19" style:family="text">
      <style:text-properties style:font-name="Consolas1" fo:font-weight="normal" officeooo:rsid="00173d07" style:font-weight-asian="normal" style:font-weight-complex="normal"/>
    </style:style>
    <style:style style:name="T20" style:family="text">
      <style:text-properties officeooo:rsid="00173d07"/>
    </style:style>
    <style:style style:name="T21" style:family="text">
      <style:text-properties officeooo:rsid="0018fa24"/>
    </style:style>
    <style:style style:name="T22" style:family="text">
      <style:text-properties officeooo:rsid="00193937"/>
    </style:style>
    <style:style style:name="T23" style:family="text">
      <style:text-properties officeooo:rsid="001a9d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Diseño de algoritmos</text:p>
      <text:p text:style-name="P12"/>
      <text:p text:style-name="P5">Consultar los ejemplos de algoritmos de las transparencias como el siguiente 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2">Análisis del problema</text:span><text:span text:style-name="T3">: Ver una película</text:span></text:p>
            <text:p text:style-name="P2"/>
            <text:p text:style-name="P1"><text:span text:style-name="T2">Datos de salida</text:span><text:span text:style-name="T3">: Ver la película</text:span></text:p>
            <text:p text:style-name="P1"><text:span text:style-name="T2">Datos de entrada</text:span><text:span text:style-name="T3">: Nombre de la película, dirección del cine, hora de proyección</text:span></text:p>
            <text:p text:style-name="P1"><text:span text:style-name="T2">Datos auxiliares</text:span><text:span text:style-name="T3">: Entrada, número de butaca.</text:span></text:p>
            <text:p text:style-name="P2"/>
            <text:p text:style-name="P9">Inicio</text:p>
            <text:p text:style-name="P41">// Seleccionar película</text:p>
            <text:p text:style-name="P10"><text:s/><text:tab/>- Conectarse a Internet</text:p>
            <text:p text:style-name="P41">- Mientras no lleguemos a la cartelera</text:p>
            <text:p text:style-name="P42">- Buscar en Google.</text:p>
            <text:p text:style-name="P41">- Mientras no se acabe la cartelera</text:p>
            <text:p text:style-name="P42">- Leer argumento película</text:p>
            <text:p text:style-name="P42">- Si nos gusta, recordarla</text:p>
            <text:p text:style-name="P41">- Elegir una de las películas seleccionadas</text:p>
            <text:p text:style-name="P41">// comprar la entrada online</text:p>
            <text:p text:style-name="P41">- Hacer clic en la película elegida</text:p>
            <text:p text:style-name="P41">- Elegir día y horario de la película</text:p>
            <text:p text:style-name="P41">- Si no queda sitio en la sala o no nos gusta el<text:line-break/> <text:s text:c="10"/>sitio volver a elegir horario de la película</text:p>
            <text:p text:style-name="P41">- Comprar la entrada con la tarjeta de crédito</text:p>
            <text:p text:style-name="P41">- Leer la dirección del cine y la hora de la <text:line-break/><text:tab/> <text:s/>proyección</text:p>
            <text:p text:style-name="P41">// recoger entrada</text:p>
            <text:p text:style-name="P41">- Trasladarse al cine con nuestra tarjeta de crédito</text:p>
            <text:p text:style-name="P41">- Si hay cola</text:p>
            <text:p text:style-name="P41">- Ponerse el último</text:p>
            <text:p text:style-name="P41">- Mientras no lleguemos a la taquilla</text:p>
            <text:p text:style-name="P41">- Avanzar</text:p>
            <text:p text:style-name="P41">- Recoger la entrada</text:p>
            <text:p text:style-name="P41">- Si tenemos hambre comprar palomitas</text:p>
            <text:p text:style-name="P41">// ver la película</text:p>
            <text:p text:style-name="P41">- Leer el número de sala y número de butaca</text:p>
            <text:p text:style-name="P41">- Buscar la butaca</text:p>
            <text:p text:style-name="P41">- Sentarse</text:p>
            <text:p text:style-name="P41">- Ver la película</text:p>
            <text:p text:style-name="P3">Fin</text:p>
          </table:table-cell>
        </table:table-row>
      </table:table>
      <text:p text:style-name="P5"/>
      <text:p text:style-name="P11"/>
      <text:p text:style-name="P11"/>
      <text:p text:style-name="P11"/>
      <text:p text:style-name="P5">Resolver los siguientes algoritmos tres <text:span text:style-name="T21">algoritmos</text:span> más uno extra para algún <text:soft-page-break/>problema que se te ocurra.</text:p>
      <text:p text:style-name="P11"/>
      <text:list xml:id="list2408790390" text:style-name="WWNum1">
        <text:list-item>
          <text:p text:style-name="P48">Diseñar un algoritmo para hacer un bocadillo de chocolate</text:p>
        </text:list-item>
      </text:list>
      <text:p text:style-name="P15"/>
      <text:p text:style-name="P1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/>
            <text:p text:style-name="P6"><text:span text:style-name="T1">Análisis del problema</text:span>: Hacer una bocadillo de chocolate</text:p>
            <text:p text:style-name="P6"/>
            <text:p text:style-name="P6"><text:span text:style-name="T1">Datos de salida</text:span>: <text:span text:style-name="T6">Un bocadillo de chocolate</text:span></text:p>
            <text:p text:style-name="P6"><text:span text:style-name="T1">Datos de entrada</text:span>: <text:span text:style-name="T6">tarro de pasta de chocolate, paquete de pan de molde, plato</text:span></text:p>
            <text:p text:style-name="P6"><text:span text:style-name="T1">Datos auxiliares</text:span>: <text:span text:style-name="T6">cuchillo redondo, mesa</text:span></text:p>
            <text:p text:style-name="P6"/>
            <text:p text:style-name="P7">Inicio</text:p>
            <text:p text:style-name="P43">// <text:span text:style-name="T6">Preparar el terreno y comprobar las entradas</text:span></text:p>
            <text:p text:style-name="P19">- <text:span text:style-name="T6">colocar el tarro de chocolate, el plato, el cuchillo y el pan sobre la mesa</text:span></text:p>
            <text:p text:style-name="P19">- <text:span text:style-name="T7">comprobar que queda chocolate en el tarro</text:span></text:p>
            <text:p text:style-name="P19">- <text:span text:style-name="T7">comprobar que quedan mínimo dos rebanadas de pan en el paquete de pan de molde</text:span></text:p>
            <text:p text:style-name="P20">- <text:span text:style-name="T11">si los dos criterios se satisfacen:</text:span></text:p>
            <text:p text:style-name="P50">- seguir adelante</text:p>
            <text:p text:style-name="P20">- <text:span text:style-name="T11">si no:</text:span></text:p>
            <text:p text:style-name="P50">- no se puede hacer el bocadillo</text:p>
            <text:p text:style-name="P19">- <text:span text:style-name="T6">sacar dos rebanadas de pan de molde y colocarlas lado a lado, con una cara de miga hacia arriba, sobre el plato</text:span></text:p>
            <text:p text:style-name="P19">- <text:span text:style-name="T21">desenroscar el tapón de la pasta de chocolate y dejarlo aparte en la mesa</text:span></text:p>
            <text:p text:style-name="P20">- <text:span text:style-name="T7">si es la primera vez que se abre:</text:span></text:p>
            <text:p text:style-name="P50">- quitarle el film plateado</text:p>
            <text:p text:style-name="P51">- sino:</text:p>
            <text:p text:style-name="P50">- seguir adelante</text:p>
            <text:p text:style-name="P19"/>
            <text:p text:style-name="P19">// <text:span text:style-name="T7">Untar el chocolate</text:span></text:p>
            <text:p text:style-name="P19">- <text:span text:style-name="T7">coger el cuchillo por el mango</text:span></text:p>
            <text:p text:style-name="P20">- <text:span text:style-name="T11">mientras no haya una capa homogénea de chocolate encima de la cara de miga visible de una de las rebanadas de pan que hay en el plato</text:span></text:p>
            <text:p text:style-name="P26">- <text:span text:style-name="T7">con la punta del cuchillo coger chocolate del tarro y esparcirlo por dicha cara</text:span></text:p>
            <text:p text:style-name="P19">- <text:span text:style-name="T7">repetir el paso anterior en la otra rebanada que hay en el plato</text:span></text:p>
            <text:p text:style-name="P19"/>
            <text:p text:style-name="P19">// <text:span text:style-name="T7">Montar el bocadillo</text:span></text:p>
            <text:p text:style-name="P19">- <text:span text:style-name="T7">juntar las dos rebanadas de pan del planto por las caras cubiertas de chocolate</text:span></text:p>
            <text:p text:style-name="P22"><text:span text:style-name="T4">- </text:span><text:span text:style-name="T5">dejar el bocadillo sobre el plato</text:span></text:p>
            <text:p text:style-name="P7"><text:soft-page-break/>Fin</text:p>
          </table:table-cell>
        </table:table-row>
        <table:table-row table:style-name="Table2.1">
          <table:table-cell table:style-name="Table2.A2" office:value-type="string">
            <text:p text:style-name="P1"/>
          </table:table-cell>
        </table:table-row>
      </table:table>
      <text:p text:style-name="P6"/>
      <text:p text:style-name="P15"/>
      <text:list xml:id="list105102664097439" text:continue-numbering="true" text:style-name="WWNum1">
        <text:list-item>
          <text:p text:style-name="P49"><text:s/>Diseñar un algoritmo para jugar una partida a un juego online</text:p>
        </text:list-item>
      </text:list>
      <text:p text:style-name="P44"/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<text:span text:style-name="T1">Análisis del problema</text:span>: Jugar una partida a un juego online</text:p>
            <text:p text:style-name="P6"/>
            <text:p text:style-name="P6"><text:span text:style-name="T1">Datos de salida</text:span>: <text:span text:style-name="T8">Jugar la partida del juego</text:span></text:p>
            <text:p text:style-name="P6"><text:span text:style-name="T1">Datos de entrada</text:span>: <text:span text:style-name="T8">juego a jugar</text:span></text:p>
            <text:p text:style-name="P6"><text:span text:style-name="T1">Datos auxiliares</text:span>: <text:span text:style-name="T8">ratón, teclado, mando, router, ordenador</text:span></text:p>
            <text:p text:style-name="P6"/>
            <text:p text:style-name="P8">Inicio</text:p>
            <text:p text:style-name="P16">// <text:span text:style-name="T10">Preparar el terreno</text:span></text:p>
            <text:p text:style-name="P17">- encender el ordenador</text:p>
            <text:p text:style-name="P17">- logearse en nuestro usuario</text:p>
            <text:p text:style-name="P21">- <text:span text:style-name="T11">si </text:span>tenemos conexión a internet:</text:p>
            <text:p text:style-name="P27">- <text:span text:style-name="T11">continuar</text:span></text:p>
            <text:p text:style-name="P29">- si no la tenemos:</text:p>
            <text:p text:style-name="P30">- <text:span text:style-name="T11">mientras no tengamos conexión</text:span></text:p>
            <text:p text:style-name="P31">- <text:span text:style-name="T21">reiniciar</text:span> el router y esperar unos minutos tantas veces como haga falta hasta que haya conexión</text:p>
            <text:p text:style-name="P32">- si tras 3 intentos seguimos sin tener <text:span text:style-name="T21">internet</text:span>, jugar al solitario o asomarse a la ventana para ver los pájaros</text:p>
            <text:p text:style-name="P17"/>
            <text:p text:style-name="P17">// Abrir el juego y entrar en partida</text:p>
            <text:p text:style-name="P16">- ejecutar el juego <text:span text:style-name="T10">haciendo doble click izquierdo sobre él</text:span></text:p>
            <text:p text:style-name="P16">- <text:span text:style-name="T10">esperar a que se inicie</text:span></text:p>
            <text:p text:style-name="P16">- <text:span text:style-name="T11">si nos piden crearnos una cuenta:</text:span></text:p>
            <text:p text:style-name="P28">- <text:span text:style-name="T11">crearnos una cuenta</text:span></text:p>
            <text:p text:style-name="P16">- <text:span text:style-name="T11">si no:</text:span></text:p>
            <text:p text:style-name="P28">- <text:span text:style-name="T11">seguir adelante</text:span></text:p>
            <text:p text:style-name="P16">- <text:span text:style-name="T9">pinchar en el botón de buscar partida, partida rápida o similares</text:span></text:p>
            <text:p text:style-name="P16">- <text:span text:style-name="T9">esperar a que el juego nos encuentre una partida</text:span></text:p>
            <text:p text:style-name="P16"/>
            <text:p text:style-name="P16">// <text:span text:style-name="T11">Jugar la partida</text:span></text:p>
            <text:p text:style-name="P16">- <text:span text:style-name="T12">tratar de cumplir los objetivos marcados por el juego</text:span></text:p>
            <text:p text:style-name="P18"/>
            <text:p text:style-name="P7">Fin</text:p>
            <text:p text:style-name="P1"/>
          </table:table-cell>
        </table:table-row>
      </table:table>
      <text:p text:style-name="P44"><text:soft-page-break/><text:line-break/></text:p>
      <text:list xml:id="list105102935220822" text:continue-numbering="true" text:style-name="WWNum1">
        <text:list-item>
          <text:p text:style-name="P47"><text:s/>Diseñar un algoritmo para obtener el ciclo superior de informática</text:p>
        </text:list-item>
      </text:list>
      <text:p text:style-name="P4"/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1">Análisis del problema</text:span>: Obtener el ciclo superior de informática</text:p>
            <text:p text:style-name="P6"/>
            <text:p text:style-name="P6"><text:span text:style-name="T1">Datos de salida</text:span>: <text:span text:style-name="T12">Título de ciclo superior de informática</text:span></text:p>
            <text:p text:style-name="P6"><text:span text:style-name="T1">Datos de entrada</text:span>: <text:span text:style-name="T12">Ciclo</text:span></text:p>
            <text:p text:style-name="P6"><text:span text:style-name="T1">Datos auxiliares</text:span>: </text:p>
            <text:p text:style-name="P6"/>
            <text:p text:style-name="P7">Inicio</text:p>
            <text:p text:style-name="P33">// <text:span text:style-name="T21">Asumimos que la variable de entrada es un objeto de tipo ciclo y contiene toda la información relevante al mismo como centro o asignaturas</text:span></text:p>
            <text:p text:style-name="P33">// <text:span text:style-name="T12">Estas variables también son objetos que contienen información relevante a sí mismos</text:span></text:p>
            <text:p text:style-name="P33"/>
            <text:p text:style-name="P33">// <text:span text:style-name="T12">Matricularse</text:span></text:p>
            <text:p text:style-name="P34">- <text:span text:style-name="T12">ir al centro donde se imparte el ciclo</text:span></text:p>
            <text:p text:style-name="P34">- <text:span text:style-name="T12">encontrar secretaría y preguntar por el proceso de matriculación a seguir</text:span></text:p>
            <text:p text:style-name="P34">- <text:span text:style-name="T12">llamar a dicho proceso para que se ejecute</text:span></text:p>
            <text:p text:style-name="P34"/>
            <text:p text:style-name="P34">- <text:span text:style-name="T20">repetir por cada asignatura el comando de abajo:</text:span></text:p>
            <text:p text:style-name="P34">- <text:span text:style-name="T20">mientras la asignatura no esté aprobada:</text:span></text:p>
            <text:p text:style-name="P24">// <text:span text:style-name="T12">Ir a clase</text:span></text:p>
            <text:p text:style-name="P24">- <text:span text:style-name="T12">si tenemos clase:</text:span></text:p>
            <text:p text:style-name="P36">- <text:span text:style-name="T12">asistir</text:span></text:p>
            <text:p text:style-name="P36">- <text:span text:style-name="T14">atender y</text:span> <text:span text:style-name="T14">tomar apuntes</text:span></text:p>
            <text:p text:style-name="P36">- <text:span text:style-name="T13">si tenemos dudas:</text:span></text:p>
            <text:p text:style-name="P39">- <text:span text:style-name="T21">preguntárselas al profesor para que las resuelva</text:span></text:p>
            <text:p text:style-name="P24">- <text:span text:style-name="T12">si no, si tenemos que estudiar:</text:span></text:p>
            <text:p text:style-name="P36">- <text:span text:style-name="T12">estudiar y asegurarse de que entendemos bien la asignatura</text:span></text:p>
            <text:p text:style-name="P36">- <text:span text:style-name="T15">si no entendemos algo de la asignatura:</text:span></text:p>
            <text:p text:style-name="P40">- <text:span text:style-name="T15">preguntar al profesor o a los compañeros aquello que no entendamos</text:span></text:p>
            <text:p text:style-name="P25">- <text:span text:style-name="T12">si no:</text:span></text:p>
            <text:p text:style-name="P37">- <text:span text:style-name="T16">tiempo libre</text:span></text:p>
            <text:p text:style-name="P35"/>
            <text:p text:style-name="P25">// <text:span text:style-name="T13">Exámenes</text:span></text:p>
            <text:p text:style-name="P25">- <text:span text:style-name="T13">si tenemos exámenes:</text:span></text:p>
            <text:p text:style-name="P37">- <text:span text:style-name="T13">revisar bien el temario que entra mínimo una semana antes del examen y estudiar</text:span></text:p>
            <text:p text:style-name="P37">- <text:span text:style-name="T14">presentarse al examen</text:span></text:p>
            <text:p text:style-name="P35"><text:soft-page-break/></text:p>
            <text:p text:style-name="P25">// <text:span text:style-name="T17">Suspender o aprobar</text:span></text:p>
            <text:p text:style-name="P25">- <text:span text:style-name="T17">si suspendemos un examen:</text:span></text:p>
            <text:p text:style-name="P37">- <text:span text:style-name="T17">si nos quedan convocatorias:</text:span></text:p>
            <text:p text:style-name="P38">- <text:span text:style-name="T17">revisar bien y estudiar para no volver a suspender</text:span></text:p>
            <text:p text:style-name="P38">- <text:span text:style-name="T17">presentarse en la siguiente convocatoria</text:span></text:p>
            <text:p text:style-name="P37">- <text:span text:style-name="T17">si no:</text:span></text:p>
            <text:p text:style-name="P38">- <text:span text:style-name="T17">presentarse por libre</text:span></text:p>
            <text:p text:style-name="P23"><text:span text:style-name="T18">- </text:span><text:span text:style-name="T19">si no:</text:span></text:p>
            <text:p text:style-name="P52">- continuar</text:p>
            <text:p text:style-name="P53"/>
            <text:p text:style-name="P53">// Todo aprobado</text:p>
            <text:p text:style-name="P53">- recoger el título</text:p>
            <text:p text:style-name="P1"/>
            <text:p text:style-name="P1"/>
            <text:p text:style-name="P1"/>
            <text:p text:style-name="P7">Fin</text:p>
            <text:p text:style-name="P1"/>
          </table:table-cell>
        </table:table-row>
      </table:table>
      <text:p text:style-name="P15"/>
      <text:p text:style-name="P45"/>
      <text:p text:style-name="P14"/>
      <text:list xml:id="list105103716065503" text:continue-numbering="true" text:style-name="WWNum1">
        <text:list-item>
          <text:p text:style-name="P54"><text:s/>Diseñar un algoritmo para un problema que se te ocurra.</text:p>
        </text:list-item>
      </text:list>
      <text:p text:style-name="P5"/>
      <text:p text:style-name="P1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text:span text:style-name="T1">Análisis del problema</text:span>: <text:span text:style-name="T22">Sentarse en una silla</text:span></text:p>
            <text:p text:style-name="P6"/>
            <text:p text:style-name="P6"><text:span text:style-name="T1">Datos de salida</text:span>: <text:span text:style-name="T22">Estar sentado en una silla</text:span></text:p>
            <text:p text:style-name="P6"><text:span text:style-name="T1">Datos de entrada</text:span>: <text:span text:style-name="T22">Nosotros, Una silla con cuatro patas y un respaldo</text:span></text:p>
            <text:p text:style-name="P6"><text:span text:style-name="T1">Datos auxiliares</text:span>: <text:span text:style-name="T22">El suelo, Un cojín</text:span></text:p>
            <text:p text:style-name="P6"/>
            <text:p text:style-name="P7">Inicio</text:p>
            <text:p text:style-name="P34">// <text:span text:style-name="T22">Preparar la silla</text:span></text:p>
            <text:p text:style-name="P34">- <text:span text:style-name="T22">buscar un sitio con suficiente espacio en el suelo como para poder colocar la silla</text:span></text:p>
            <text:p text:style-name="P34">- <text:span text:style-name="T22">coger la silla</text:span></text:p>
            <text:p text:style-name="P34">- <text:span text:style-name="T22">llevarla al sitio previamente encontrado</text:span></text:p>
            <text:p text:style-name="P34">- <text:span text:style-name="T22">colocar la silla en el suelo de tal forma que las cuatro patas estén reposando sobre el suelo a la vez, esto debe de lograrse sin romper la silla</text:span></text:p>
            <text:p text:style-name="P34">- <text:span text:style-name="T22">colocar el cojín con una de sus superficies de mayor área sobre la superficie de la silla que es grande y paralela al suelo, que se encuentra encima de las patas y que es adyacente al respaldo</text:span></text:p>
            <text:p text:style-name="P34"/>
            <text:p text:style-name="P34">// <text:span text:style-name="T22">Sentarnos</text:span></text:p>
            <text:p text:style-name="P34">- <text:span text:style-name="T22">colocarnos frente a la silla de tal manera que la superficie con el cojín se encuentre directamente entre nosotros y el respaldo de la misma</text:span></text:p>
            <text:p text:style-name="P34">- <text:span text:style-name="T22">girar sobre nuestro eje central perpendicular al suelo hasta que nuestras nalgas estén apuntando hacia el respaldo de la silla</text:span></text:p>
            <text:p text:style-name="P34">- <text:span text:style-name="T22">sin modificar nuestra orientación, dar marcha atrás con pasitos cortos hasta que nuestras piernas toquen la silla</text:span></text:p>
            <text:p text:style-name="P34">- <text:span text:style-name="T22">con mucho cuidado, doblar las rodillas paulatinamente a la par que acercamos las nalgas al cojín hasta que estas entren en contacto con el mismo</text:span></text:p>
            <text:p text:style-name="P34">- <text:span text:style-name="T23">ajustar la posición de las nalgas sobre el cojín hasta que estas estén cerca del respaldo de la silla, sin mover los pies de su sitio</text:span></text:p>
            <text:p text:style-name="P34">- <text:span text:style-name="T23">reposar la espalda sobre el respaldo</text:span></text:p>
            <text:p text:style-name="P6"/>
            <text:p text:style-name="P6"/>
            <text:p text:style-name="P7">Fin</text:p>
            <text:p text:style-name="P6"/>
          </table:table-cell>
        </table:table-row>
      </table:table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es" fo:country="ES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1pt" fo:language="es" fo:country="ES" style:letter-kerning="false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line-height="115%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21-09-23T10:51:02.202000000</dc:date>
    <meta:editing-duration>PT1H5M23S</meta:editing-duration>
    <meta:editing-cycles>16</meta:editing-cycles>
    <meta:document-statistic meta:table-count="5" meta:image-count="0" meta:object-count="0" meta:page-count="6" meta:paragraph-count="155" meta:word-count="1223" meta:character-count="6624" meta:non-whitespace-character-count="5536"/>
  </office:meta>
</office:document-meta>
</file>